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text-properties officeooo:paragraph-rsid="000c5731"/>
    </style:style>
    <style:style style:name="P2" style:family="paragraph" style:parent-style-name="Standard">
      <style:text-properties officeooo:paragraph-rsid="000cd335"/>
    </style:style>
    <style:style style:name="P3" style:family="paragraph" style:parent-style-name="Standard">
      <style:text-properties officeooo:paragraph-rsid="000d4433"/>
    </style:style>
    <style:style style:name="P4" style:family="paragraph" style:parent-style-name="Standard">
      <style:paragraph-properties fo:text-align="justify" style:justify-single-word="false"/>
      <style:text-properties officeooo:paragraph-rsid="00114e0d"/>
    </style:style>
    <style:style style:name="P5" style:family="paragraph" style:parent-style-name="Standard">
      <style:paragraph-properties fo:text-align="justify" style:justify-single-word="false"/>
      <style:text-properties officeooo:paragraph-rsid="001273c9"/>
    </style:style>
    <style:style style:name="P6" style:family="paragraph" style:parent-style-name="Standard">
      <style:paragraph-properties fo:text-align="justify" style:justify-single-word="false"/>
      <style:text-properties officeooo:paragraph-rsid="002261de"/>
    </style:style>
    <style:style style:name="P7" style:family="paragraph" style:parent-style-name="Standard">
      <style:paragraph-properties fo:text-align="justify" style:justify-single-word="false"/>
      <style:text-properties officeooo:paragraph-rsid="003f158c"/>
    </style:style>
    <style:style style:name="P8" style:family="paragraph" style:parent-style-name="Standard">
      <style:paragraph-properties fo:text-align="justify" style:justify-single-word="false"/>
      <style:text-properties officeooo:paragraph-rsid="002cede8"/>
    </style:style>
    <style:style style:name="P9" style:family="paragraph" style:parent-style-name="Standard">
      <style:text-properties fo:font-size="13pt" style:text-underline-style="solid" style:text-underline-width="auto" style:text-underline-color="font-color" fo:font-weight="bold" officeooo:paragraph-rsid="00114e0d" style:font-size-asian="13pt" style:font-weight-asian="bold" style:font-size-complex="13pt" style:font-weight-complex="bold"/>
    </style:style>
    <style:style style:name="P10" style:family="paragraph" style:parent-style-name="Standard">
      <style:text-properties fo:font-size="13pt" style:text-underline-style="solid" style:text-underline-width="auto" style:text-underline-color="font-color" fo:font-weight="bold" officeooo:rsid="00100551" officeooo:paragraph-rsid="00100551" style:font-size-asian="13pt" style:font-weight-asian="bold" style:font-size-complex="13pt" style:font-weight-complex="bold"/>
    </style:style>
    <style:style style:name="P11" style:family="paragraph" style:parent-style-name="Standard">
      <style:text-properties officeooo:rsid="000c5731" officeooo:paragraph-rsid="000c5731"/>
    </style:style>
    <style:style style:name="P12" style:family="paragraph" style:parent-style-name="Standard">
      <style:text-properties officeooo:rsid="000c5731" officeooo:paragraph-rsid="00367feb"/>
    </style:style>
    <style:style style:name="P13" style:family="paragraph" style:parent-style-name="Standard">
      <style:text-properties officeooo:rsid="000cd335" officeooo:paragraph-rsid="000cd335"/>
    </style:style>
    <style:style style:name="P14" style:family="paragraph" style:parent-style-name="Standard">
      <style:paragraph-properties fo:text-align="justify" style:justify-single-word="false"/>
      <style:text-properties officeooo:rsid="000cd335" officeooo:paragraph-rsid="000cd335"/>
    </style:style>
    <style:style style:name="P15" style:family="paragraph" style:parent-style-name="Standard">
      <style:text-properties officeooo:rsid="000d4433" officeooo:paragraph-rsid="000cd335"/>
    </style:style>
    <style:style style:name="P16" style:family="paragraph" style:parent-style-name="Standard">
      <style:text-properties officeooo:rsid="000d4433" officeooo:paragraph-rsid="000d4433"/>
    </style:style>
    <style:style style:name="P17" style:family="paragraph" style:parent-style-name="Standard">
      <style:text-properties officeooo:rsid="000d4433" officeooo:paragraph-rsid="003be6e8"/>
    </style:style>
    <style:style style:name="P18" style:family="paragraph" style:parent-style-name="Standard">
      <style:paragraph-properties fo:text-align="justify" style:justify-single-word="false"/>
      <style:text-properties officeooo:rsid="00114e0d" officeooo:paragraph-rsid="00114e0d"/>
    </style:style>
    <style:style style:name="P19" style:family="paragraph" style:parent-style-name="Standard">
      <style:paragraph-properties fo:text-align="justify" style:justify-single-word="false"/>
      <style:text-properties officeooo:rsid="00224561" officeooo:paragraph-rsid="00224561"/>
    </style:style>
    <style:style style:name="P20" style:family="paragraph" style:parent-style-name="Standard">
      <style:paragraph-properties fo:text-align="justify" style:justify-single-word="false"/>
      <style:text-properties officeooo:rsid="001273c9" officeooo:paragraph-rsid="001273c9"/>
    </style:style>
    <style:style style:name="P21" style:family="paragraph" style:parent-style-name="Standard">
      <style:text-properties officeooo:rsid="001273c9" officeooo:paragraph-rsid="001273c9"/>
    </style:style>
    <style:style style:name="P22" style:family="paragraph" style:parent-style-name="Standard">
      <style:text-properties officeooo:rsid="001ed156" officeooo:paragraph-rsid="001ed156"/>
    </style:style>
    <style:style style:name="P23" style:family="paragraph" style:parent-style-name="Standard">
      <style:paragraph-properties fo:text-align="justify" style:justify-single-word="false"/>
      <style:text-properties fo:font-weight="normal" officeooo:rsid="001c2c09" officeooo:paragraph-rsid="0015d35f" style:font-weight-asian="normal" style:font-weight-complex="normal"/>
    </style:style>
    <style:style style:name="P24" style:family="paragraph" style:parent-style-name="Standard">
      <style:text-properties officeooo:paragraph-rsid="003be6e8"/>
    </style:style>
    <style:style style:name="P25" style:family="paragraph" style:parent-style-name="Standard">
      <style:paragraph-properties fo:text-align="justify" style:justify-single-word="false"/>
      <style:text-properties officeooo:rsid="000f2ba9" officeooo:paragraph-rsid="000f2ba9"/>
    </style:style>
    <style:style style:name="P26" style:family="paragraph" style:parent-style-name="Standard">
      <style:paragraph-properties fo:text-align="justify" style:justify-single-word="false"/>
      <style:text-properties officeooo:rsid="0024b223" officeooo:paragraph-rsid="0024b223"/>
    </style:style>
    <style:style style:name="P27" style:family="paragraph" style:parent-style-name="Standard">
      <style:text-properties officeooo:rsid="002a11d4" officeooo:paragraph-rsid="002a11d4"/>
    </style:style>
    <style:style style:name="P28" style:family="paragraph" style:parent-style-name="Standard">
      <style:text-properties officeooo:rsid="002a11d4" officeooo:paragraph-rsid="00485fa2"/>
    </style:style>
    <style:style style:name="P29" style:family="paragraph" style:parent-style-name="Standard">
      <style:text-properties officeooo:rsid="002a11d4" officeooo:paragraph-rsid="0049f332"/>
    </style:style>
    <style:style style:name="P30" style:family="paragraph" style:parent-style-name="Standard">
      <style:text-properties fo:color="#ff0000" officeooo:rsid="002a11d4" officeooo:paragraph-rsid="0049f332"/>
    </style:style>
    <style:style style:name="P31" style:family="paragraph" style:parent-style-name="Standard">
      <style:text-properties fo:color="#ff0000" officeooo:rsid="0049f332" officeooo:paragraph-rsid="004afb6e"/>
    </style:style>
    <style:style style:name="P32" style:family="paragraph" style:parent-style-name="Standard">
      <style:text-properties fo:color="#ff0000" officeooo:rsid="0049f332" officeooo:paragraph-rsid="00485fa2"/>
    </style:style>
    <style:style style:name="P33" style:family="paragraph" style:parent-style-name="Standard">
      <style:text-properties fo:color="#004a4a" officeooo:rsid="002a11d4" officeooo:paragraph-rsid="0049f332"/>
    </style:style>
    <style:style style:name="P34" style:family="paragraph" style:parent-style-name="Standard">
      <style:text-properties fo:color="#004a4a" officeooo:rsid="0049f332" officeooo:paragraph-rsid="004afb6e"/>
    </style:style>
    <style:style style:name="P35" style:family="paragraph" style:parent-style-name="Standard">
      <style:text-properties fo:color="#004a4a" officeooo:rsid="0049f332" officeooo:paragraph-rsid="0049f332"/>
    </style:style>
    <style:style style:name="P36" style:family="paragraph" style:parent-style-name="Standard">
      <style:text-properties fo:color="#0099ff" officeooo:rsid="002a11d4" officeooo:paragraph-rsid="0049f332"/>
    </style:style>
    <style:style style:name="P37" style:family="paragraph" style:parent-style-name="Standard">
      <style:text-properties fo:color="#0099ff" officeooo:rsid="002a11d4" officeooo:paragraph-rsid="004afb6e"/>
    </style:style>
    <style:style style:name="P38" style:family="paragraph" style:parent-style-name="Standard">
      <style:text-properties fo:color="#0099ff" officeooo:rsid="0049f332" officeooo:paragraph-rsid="0049f332"/>
    </style:style>
    <style:style style:name="P39" style:family="paragraph" style:parent-style-name="Standard">
      <style:text-properties officeooo:rsid="0039f118" officeooo:paragraph-rsid="0039f118"/>
    </style:style>
    <style:style style:name="P40" style:family="paragraph" style:parent-style-name="Standard">
      <style:text-properties officeooo:rsid="002f4ddd" officeooo:paragraph-rsid="002a11d4"/>
    </style:style>
    <style:style style:name="P41" style:family="paragraph" style:parent-style-name="Standard">
      <style:text-properties officeooo:rsid="00485fa2" officeooo:paragraph-rsid="002a11d4"/>
    </style:style>
    <style:style style:name="P42" style:family="paragraph" style:parent-style-name="Standard">
      <style:text-properties officeooo:rsid="00485fa2" officeooo:paragraph-rsid="0049f332"/>
    </style:style>
    <style:style style:name="P43" style:family="paragraph" style:parent-style-name="Standard">
      <style:text-properties officeooo:rsid="0049f332" officeooo:paragraph-rsid="0049f332"/>
    </style:style>
    <style:style style:name="P44" style:family="paragraph" style:parent-style-name="Standard">
      <style:text-properties officeooo:rsid="004c2e4a" officeooo:paragraph-rsid="004c2e4a"/>
    </style:style>
    <style:style style:name="P45" style:family="paragraph" style:parent-style-name="Table_20_Contents">
      <style:text-properties fo:font-style="italic" officeooo:paragraph-rsid="001273c9" style:font-style-asian="italic" style:font-style-complex="italic"/>
    </style:style>
    <style:style style:name="P46" style:family="paragraph" style:parent-style-name="Table_20_Contents">
      <style:text-properties fo:font-style="italic" officeooo:paragraph-rsid="0012c870" style:font-style-asian="italic" style:font-style-complex="italic"/>
    </style:style>
    <style:style style:name="P47" style:family="paragraph" style:parent-style-name="Table_20_Contents">
      <style:text-properties fo:font-style="italic" officeooo:paragraph-rsid="0018cf8c" style:font-style-asian="italic" style:font-style-complex="italic"/>
    </style:style>
    <style:style style:name="P48" style:family="paragraph" style:parent-style-name="Table_20_Contents">
      <style:text-properties fo:font-style="italic" officeooo:rsid="001273c9" officeooo:paragraph-rsid="001273c9" style:font-style-asian="italic" style:font-style-complex="italic"/>
    </style:style>
    <style:style style:name="P49" style:family="paragraph" style:parent-style-name="Table_20_Contents">
      <style:text-properties fo:font-style="italic" officeooo:rsid="0012c870" officeooo:paragraph-rsid="0012c870" style:font-style-asian="italic" style:font-style-complex="italic"/>
    </style:style>
    <style:style style:name="P50" style:family="paragraph" style:parent-style-name="Table_20_Contents">
      <style:text-properties fo:font-style="italic" officeooo:rsid="0012c870" officeooo:paragraph-rsid="0018cf8c" style:font-style-asian="italic" style:font-style-complex="italic"/>
    </style:style>
    <style:style style:name="P51" style:family="paragraph" style:parent-style-name="Table_20_Contents">
      <style:text-properties fo:font-style="italic" officeooo:rsid="0012c870" officeooo:paragraph-rsid="0012f644" style:font-style-asian="italic" style:font-style-complex="italic"/>
    </style:style>
    <style:style style:name="P52" style:family="paragraph" style:parent-style-name="Table_20_Contents">
      <style:text-properties officeooo:paragraph-rsid="001c2c09"/>
    </style:style>
    <style:style style:name="P53" style:family="paragraph" style:parent-style-name="Table_20_Contents">
      <style:text-properties officeooo:rsid="000cd335" officeooo:paragraph-rsid="000cd335"/>
    </style:style>
    <style:style style:name="P54" style:family="paragraph" style:parent-style-name="Table_20_Contents">
      <style:text-properties officeooo:rsid="001c2c09" officeooo:paragraph-rsid="001c2c09"/>
    </style:style>
    <style:style style:name="P55" style:family="paragraph" style:parent-style-name="Standard">
      <style:text-properties officeooo:rsid="000cd335" officeooo:paragraph-rsid="000cd335"/>
    </style:style>
    <style:style style:name="P56" style:family="paragraph" style:parent-style-name="Standard">
      <style:paragraph-properties fo:text-align="justify" style:justify-single-word="false"/>
      <style:text-properties officeooo:rsid="000cd335" officeooo:paragraph-rsid="000cd335"/>
    </style:style>
    <style:style style:name="P57" style:family="paragraph" style:parent-style-name="Standard">
      <style:paragraph-properties fo:text-align="justify" style:justify-single-word="false"/>
      <style:text-properties officeooo:paragraph-rsid="00449bfc"/>
    </style:style>
    <style:style style:name="P58" style:family="paragraph" style:parent-style-name="Standard">
      <style:paragraph-properties fo:text-align="justify" style:justify-single-word="false"/>
      <style:text-properties officeooo:paragraph-rsid="0055f506"/>
    </style:style>
    <style:style style:name="P59" style:family="paragraph" style:parent-style-name="Standard">
      <style:paragraph-properties fo:text-align="justify" style:justify-single-word="false"/>
      <style:text-properties officeooo:paragraph-rsid="002cede8"/>
    </style:style>
    <style:style style:name="P60" style:family="paragraph" style:parent-style-name="Standard">
      <style:paragraph-properties fo:text-align="justify" style:justify-single-word="false"/>
      <style:text-properties officeooo:paragraph-rsid="005874e0"/>
    </style:style>
    <style:style style:name="P61" style:family="paragraph" style:parent-style-name="Standard">
      <style:text-properties fo:color="#0099ff" officeooo:rsid="002a11d4" officeooo:paragraph-rsid="0049f332"/>
    </style:style>
    <style:style style:name="P62" style:family="paragraph" style:parent-style-name="Standard">
      <style:text-properties fo:color="#0099ff" officeooo:rsid="002a11d4" officeooo:paragraph-rsid="005677b3"/>
    </style:style>
    <style:style style:name="P63" style:family="paragraph" style:parent-style-name="Standard">
      <style:text-properties fo:color="#0099ff" officeooo:rsid="0049f332" officeooo:paragraph-rsid="005677b3"/>
    </style:style>
    <style:style style:name="P64" style:family="paragraph" style:parent-style-name="Standard">
      <style:text-properties officeooo:rsid="002a11d4" officeooo:paragraph-rsid="005677b3"/>
    </style:style>
    <style:style style:name="P65" style:family="paragraph" style:parent-style-name="Standard">
      <style:text-properties fo:color="#800080" officeooo:rsid="002a11d4" officeooo:paragraph-rsid="005677b3"/>
    </style:style>
    <style:style style:name="P66" style:family="paragraph" style:parent-style-name="Standard">
      <style:paragraph-properties fo:text-align="justify" style:justify-single-word="false"/>
      <style:text-properties officeooo:rsid="00264c4a" officeooo:paragraph-rsid="004ff3b4"/>
    </style:style>
    <style:style style:name="P67" style:family="paragraph" style:parent-style-name="Standard">
      <style:paragraph-properties fo:text-align="justify" style:justify-single-word="false"/>
      <style:text-properties officeooo:rsid="00264c4a" officeooo:paragraph-rsid="00264c4a"/>
    </style:style>
    <style:style style:name="P68" style:family="paragraph" style:parent-style-name="Standard">
      <style:paragraph-properties fo:text-align="justify" style:justify-single-word="false"/>
      <style:text-properties officeooo:rsid="00264c4a" officeooo:paragraph-rsid="0053ddca"/>
    </style:style>
    <style:style style:name="P69" style:family="paragraph" style:parent-style-name="Standard">
      <style:paragraph-properties fo:text-align="justify" style:justify-single-word="false"/>
      <style:text-properties officeooo:rsid="00264c4a" officeooo:paragraph-rsid="00578325"/>
    </style:style>
    <style:style style:name="P70" style:family="paragraph" style:parent-style-name="Standard">
      <style:paragraph-properties fo:text-align="justify" style:justify-single-word="false"/>
      <style:text-properties officeooo:rsid="0024565b" officeooo:paragraph-rsid="0024565b"/>
    </style:style>
    <style:style style:name="P71" style:family="paragraph" style:parent-style-name="Standard">
      <style:paragraph-properties fo:text-align="justify" style:justify-single-word="false"/>
      <style:text-properties officeooo:rsid="0024565b" officeooo:paragraph-rsid="002db6ff"/>
    </style:style>
    <style:style style:name="P72" style:family="paragraph" style:parent-style-name="Standard">
      <style:paragraph-properties fo:text-align="justify" style:justify-single-word="false"/>
      <style:text-properties officeooo:rsid="002db6ff" officeooo:paragraph-rsid="002db6ff"/>
    </style:style>
    <style:style style:name="P73" style:family="paragraph" style:parent-style-name="Standard">
      <style:paragraph-properties fo:text-align="justify" style:justify-single-word="false"/>
      <style:text-properties officeooo:rsid="0026918a" officeooo:paragraph-rsid="0026918a"/>
    </style:style>
    <style:style style:name="P74" style:family="paragraph" style:parent-style-name="Standard">
      <style:paragraph-properties fo:text-align="justify" style:justify-single-word="false"/>
      <style:text-properties officeooo:rsid="004e1c12" officeooo:paragraph-rsid="004e1c12"/>
    </style:style>
    <style:style style:name="T1" style:family="text">
      <style:text-properties officeooo:rsid="000c5731"/>
    </style:style>
    <style:style style:name="T2" style:family="text">
      <style:text-properties fo:font-weight="bold" style:font-weight-asian="bold" style:font-weight-complex="bold"/>
    </style:style>
    <style:style style:name="T3" style:family="text">
      <style:text-properties fo:font-weight="bold" officeooo:rsid="000c5731" style:font-weight-asian="bold" style:font-weight-complex="bold"/>
    </style:style>
    <style:style style:name="T4" style:family="text">
      <style:text-properties fo:font-weight="bold" officeooo:rsid="0012f644" style:font-weight-asian="bold" style:font-weight-complex="bold"/>
    </style:style>
    <style:style style:name="T5" style:family="text">
      <style:text-properties fo:font-weight="bold" officeooo:rsid="002a3141" style:font-weight-asian="bold" style:font-weight-complex="bold"/>
    </style:style>
    <style:style style:name="T6" style:family="text">
      <style:text-properties fo:font-weight="bold" officeooo:rsid="002cede8" style:font-weight-asian="bold" style:font-weight-complex="bold"/>
    </style:style>
    <style:style style:name="T7" style:family="text">
      <style:text-properties fo:font-weight="bold" officeooo:rsid="002db6ff" style:font-weight-asian="bold" style:font-weight-complex="bold"/>
    </style:style>
    <style:style style:name="T8" style:family="text">
      <style:text-properties fo:font-weight="bold" officeooo:rsid="00367feb" style:font-weight-asian="bold" style:font-weight-complex="bold"/>
    </style:style>
    <style:style style:name="T9" style:family="text">
      <style:text-properties fo:font-weight="bold" officeooo:rsid="00449bfc" style:font-weight-asian="bold" style:font-weight-complex="bold"/>
    </style:style>
    <style:style style:name="T10" style:family="text">
      <style:text-properties fo:font-weight="bold" officeooo:rsid="0046d1db" style:font-weight-asian="bold" style:font-weight-complex="bold"/>
    </style:style>
    <style:style style:name="T11" style:family="text">
      <style:text-properties fo:font-weight="bold" officeooo:rsid="00573311" style:font-weight-asian="bold" style:font-weight-complex="bold"/>
    </style:style>
    <style:style style:name="T12" style:family="text">
      <style:text-properties officeooo:rsid="000cd335"/>
    </style:style>
    <style:style style:name="T13" style:family="text">
      <style:text-properties officeooo:rsid="000d4433"/>
    </style:style>
    <style:style style:name="T14" style:family="text">
      <style:text-properties officeooo:rsid="000f2ba9"/>
    </style:style>
    <style:style style:name="T15" style:family="text">
      <style:text-properties officeooo:rsid="00114e0d"/>
    </style:style>
    <style:style style:name="T16" style:family="text">
      <style:text-properties officeooo:rsid="001273c9"/>
    </style:style>
    <style:style style:name="T17" style:family="text">
      <style:text-properties officeooo:rsid="00114e0d" fo:background-color="#ffff00"/>
    </style:style>
    <style:style style:name="T18" style:family="text">
      <style:text-properties officeooo:rsid="001273c9" fo:background-color="#ffff00"/>
    </style:style>
    <style:style style:name="T19" style:family="text">
      <style:text-properties officeooo:rsid="0012c870" fo:background-color="#ffff00"/>
    </style:style>
    <style:style style:name="T20" style:family="text">
      <style:text-properties officeooo:rsid="001c2c09" fo:background-color="#ffff00"/>
    </style:style>
    <style:style style:name="T21" style:family="text">
      <style:text-properties officeooo:rsid="003e475c" fo:background-color="#ffff00"/>
    </style:style>
    <style:style style:name="T22" style:family="text">
      <style:text-properties officeooo:rsid="0012c870"/>
    </style:style>
    <style:style style:name="T23" style:family="text">
      <style:text-properties officeooo:rsid="0012f644"/>
    </style:style>
    <style:style style:name="T24" style:family="text">
      <style:text-properties officeooo:rsid="0015cae9"/>
    </style:style>
    <style:style style:name="T25" style:family="text">
      <style:text-properties officeooo:rsid="0015d35f"/>
    </style:style>
    <style:style style:name="T26" style:family="text">
      <style:text-properties fo:font-weight="normal" officeooo:rsid="00176fa3" style:font-weight-asian="normal" style:font-weight-complex="normal"/>
    </style:style>
    <style:style style:name="T27" style:family="text">
      <style:text-properties fo:font-weight="normal" officeooo:rsid="0012f644" style:font-weight-asian="normal" style:font-weight-complex="normal"/>
    </style:style>
    <style:style style:name="T28" style:family="text">
      <style:text-properties fo:font-weight="normal" officeooo:rsid="00402642" style:font-weight-asian="normal" style:font-weight-complex="normal"/>
    </style:style>
    <style:style style:name="T29" style:family="text">
      <style:text-properties fo:font-weight="normal" officeooo:rsid="0046d1db" style:font-weight-asian="normal" style:font-weight-complex="normal"/>
    </style:style>
    <style:style style:name="T30" style:family="text">
      <style:text-properties fo:font-weight="normal" officeooo:rsid="00573311" style:font-weight-asian="normal" style:font-weight-complex="normal"/>
    </style:style>
    <style:style style:name="T31" style:family="text">
      <style:text-properties fo:font-weight="normal" officeooo:rsid="00578325" style:font-weight-asian="normal" style:font-weight-complex="normal"/>
    </style:style>
    <style:style style:name="T32" style:family="text">
      <style:text-properties fo:font-style="italic" officeooo:rsid="001273c9" style:font-style-asian="italic" style:font-style-complex="italic"/>
    </style:style>
    <style:style style:name="T33" style:family="text">
      <style:text-properties fo:font-style="italic" officeooo:rsid="00114e0d" style:font-style-asian="italic" style:font-style-complex="italic"/>
    </style:style>
    <style:style style:name="T34" style:family="text">
      <style:text-properties fo:font-style="italic" officeooo:rsid="0015cae9" style:font-style-asian="italic" style:font-style-complex="italic"/>
    </style:style>
    <style:style style:name="T35" style:family="text">
      <style:text-properties fo:font-style="italic" officeooo:rsid="0012c870" style:font-style-asian="italic" style:font-style-complex="italic"/>
    </style:style>
    <style:style style:name="T36" style:family="text">
      <style:text-properties fo:font-style="italic" officeooo:rsid="005414b7" style:font-style-asian="italic" style:font-style-complex="italic"/>
    </style:style>
    <style:style style:name="T37" style:family="text">
      <style:text-properties officeooo:rsid="0018cf8c"/>
    </style:style>
    <style:style style:name="T38" style:family="text">
      <style:text-properties officeooo:rsid="001c2c09"/>
    </style:style>
    <style:style style:name="T39" style:family="text">
      <style:text-properties officeooo:rsid="001d2954"/>
    </style:style>
    <style:style style:name="T40" style:family="text">
      <style:text-properties officeooo:rsid="00202cef"/>
    </style:style>
    <style:style style:name="T41" style:family="text">
      <style:text-properties officeooo:rsid="0021b9e0"/>
    </style:style>
    <style:style style:name="T42" style:family="text">
      <style:text-properties officeooo:rsid="00224561"/>
    </style:style>
    <style:style style:name="T43" style:family="text">
      <style:text-properties officeooo:rsid="002261de"/>
    </style:style>
    <style:style style:name="T44" style:family="text">
      <style:text-properties fo:font-style="normal" officeooo:rsid="0012f644" style:font-style-asian="normal" style:font-style-complex="normal"/>
    </style:style>
    <style:style style:name="T45" style:family="text">
      <style:text-properties fo:font-style="normal" officeooo:rsid="0012c870" style:font-style-asian="normal" style:font-style-complex="normal"/>
    </style:style>
    <style:style style:name="T46" style:family="text">
      <style:text-properties fo:font-style="normal" officeooo:rsid="00402642" style:font-style-asian="normal" style:font-style-complex="normal"/>
    </style:style>
    <style:style style:name="T47" style:family="text">
      <style:text-properties fo:font-style="normal" officeooo:rsid="00416644" style:font-style-asian="normal" style:font-style-complex="normal"/>
    </style:style>
    <style:style style:name="T48" style:family="text">
      <style:text-properties fo:font-style="normal" officeooo:rsid="003f158c" style:font-style-asian="normal" style:font-style-complex="normal"/>
    </style:style>
    <style:style style:name="T49" style:family="text">
      <style:text-properties fo:font-style="normal" officeooo:rsid="0015cae9" style:font-style-asian="normal" style:font-style-complex="normal"/>
    </style:style>
    <style:style style:name="T50" style:family="text">
      <style:text-properties fo:font-style="normal" fo:font-weight="normal" officeooo:rsid="0012f644" style:font-style-asian="normal" style:font-weight-asian="normal" style:font-style-complex="normal" style:font-weight-complex="normal"/>
    </style:style>
    <style:style style:name="T51" style:family="text">
      <style:text-properties fo:font-style="normal" fo:font-weight="normal" officeooo:rsid="002261de" style:font-style-asian="normal" style:font-weight-asian="normal" style:font-style-complex="normal" style:font-weight-complex="normal"/>
    </style:style>
    <style:style style:name="T52" style:family="text">
      <style:text-properties fo:font-style="normal" fo:font-weight="normal" officeooo:rsid="0042d557" style:font-style-asian="normal" style:font-weight-asian="normal" style:font-style-complex="normal" style:font-weight-complex="normal"/>
    </style:style>
    <style:style style:name="T53" style:family="text">
      <style:text-properties style:text-underline-style="solid" style:text-underline-width="auto" style:text-underline-color="font-color" fo:font-weight="normal" officeooo:rsid="001c2c09" style:font-weight-asian="normal" style:font-weight-complex="normal"/>
    </style:style>
    <style:style style:name="T54" style:family="text">
      <style:text-properties style:text-underline-style="solid" style:text-underline-width="auto" style:text-underline-color="font-color" officeooo:rsid="001c2c09"/>
    </style:style>
    <style:style style:name="T55" style:family="text">
      <style:text-properties officeooo:rsid="0023e921"/>
    </style:style>
    <style:style style:name="T56" style:family="text">
      <style:text-properties officeooo:rsid="0024565b"/>
    </style:style>
    <style:style style:name="T57" style:family="text">
      <style:text-properties officeooo:rsid="0025be11"/>
    </style:style>
    <style:style style:name="T58" style:family="text">
      <style:text-properties officeooo:rsid="00264c4a"/>
    </style:style>
    <style:style style:name="T59" style:family="text">
      <style:text-properties officeooo:rsid="0026918a"/>
    </style:style>
    <style:style style:name="T60" style:family="text">
      <style:text-properties officeooo:rsid="00279f12"/>
    </style:style>
    <style:style style:name="T61" style:family="text">
      <style:text-properties officeooo:rsid="00283c5c"/>
    </style:style>
    <style:style style:name="T62" style:family="text">
      <style:text-properties officeooo:rsid="002a3141"/>
    </style:style>
    <style:style style:name="T63" style:family="text">
      <style:text-properties officeooo:rsid="002cdd24"/>
    </style:style>
    <style:style style:name="T64" style:family="text">
      <style:text-properties officeooo:rsid="002cede8"/>
    </style:style>
    <style:style style:name="T65" style:family="text">
      <style:text-properties officeooo:rsid="002db6ff"/>
    </style:style>
    <style:style style:name="T66" style:family="text">
      <style:text-properties officeooo:rsid="002dc856"/>
    </style:style>
    <style:style style:name="T67" style:family="text">
      <style:text-properties officeooo:rsid="00367feb"/>
    </style:style>
    <style:style style:name="T68" style:family="text">
      <style:text-properties officeooo:rsid="00381a83"/>
    </style:style>
    <style:style style:name="T69" style:family="text">
      <style:text-properties officeooo:rsid="0038b0c4"/>
    </style:style>
    <style:style style:name="T70" style:family="text">
      <style:text-properties officeooo:rsid="0039f118"/>
    </style:style>
    <style:style style:name="T71" style:family="text">
      <style:text-properties officeooo:rsid="003be6e8"/>
    </style:style>
    <style:style style:name="T72" style:family="text">
      <style:text-properties officeooo:rsid="003d08c7"/>
    </style:style>
    <style:style style:name="T73" style:family="text">
      <style:text-properties officeooo:rsid="0012c870" fo:background-color="#ffffff"/>
    </style:style>
    <style:style style:name="T74" style:family="text">
      <style:text-properties officeooo:rsid="00402642"/>
    </style:style>
    <style:style style:name="T75" style:family="text">
      <style:text-properties officeooo:rsid="004642a6"/>
    </style:style>
    <style:style style:name="T76" style:family="text">
      <style:text-properties officeooo:rsid="0046d1db"/>
    </style:style>
    <style:style style:name="T77" style:family="text">
      <style:text-properties officeooo:rsid="00485fa2"/>
    </style:style>
    <style:style style:name="T78" style:family="text">
      <style:text-properties officeooo:rsid="0049f332"/>
    </style:style>
    <style:style style:name="T79" style:family="text">
      <style:text-properties fo:color="#ff0000" officeooo:rsid="0049f332"/>
    </style:style>
    <style:style style:name="T80" style:family="text">
      <style:text-properties fo:color="#004a4a" officeooo:rsid="0049f332"/>
    </style:style>
    <style:style style:name="T81" style:family="text">
      <style:text-properties fo:color="#0099ff" officeooo:rsid="00485fa2"/>
    </style:style>
    <style:style style:name="T82" style:family="text">
      <style:text-properties fo:color="#0099ff" officeooo:rsid="0049f332"/>
    </style:style>
    <style:style style:name="T83" style:family="text">
      <style:text-properties officeooo:rsid="004afb6e"/>
    </style:style>
    <style:style style:name="T84" style:family="text">
      <style:text-properties officeooo:rsid="004b6112"/>
    </style:style>
    <style:style style:name="T85" style:family="text">
      <style:text-properties officeooo:rsid="004c2e4a"/>
    </style:style>
    <style:style style:name="T86" style:family="text">
      <style:text-properties officeooo:rsid="004ea57b"/>
    </style:style>
    <style:style style:name="T87" style:family="text">
      <style:text-properties officeooo:rsid="004ff3b4"/>
    </style:style>
    <style:style style:name="T88" style:family="text">
      <style:text-properties officeooo:rsid="00509942"/>
    </style:style>
    <style:style style:name="T89" style:family="text">
      <style:text-properties officeooo:rsid="005259b7"/>
    </style:style>
    <style:style style:name="T90" style:family="text">
      <style:text-properties officeooo:rsid="0053bb11"/>
    </style:style>
    <style:style style:name="T91" style:family="text">
      <style:text-properties officeooo:rsid="0053ddca"/>
    </style:style>
    <style:style style:name="T92" style:family="text">
      <style:text-properties officeooo:rsid="005414b7"/>
    </style:style>
    <style:style style:name="T93" style:family="text">
      <style:text-properties officeooo:rsid="0055f506"/>
    </style:style>
    <style:style style:name="T94" style:family="text">
      <style:text-properties officeooo:rsid="005677b3"/>
    </style:style>
    <style:style style:name="T95" style:family="text">
      <style:text-properties fo:color="#800080" officeooo:rsid="004afb6e"/>
    </style:style>
    <style:style style:name="T96" style:family="text">
      <style:text-properties officeooo:rsid="00573311"/>
    </style:style>
    <style:style style:name="T97" style:family="text">
      <style:text-properties officeooo:rsid="00587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cenario</text:p>
      <text:p text:style-name="P11"/>
      <text:p text:style-name="P11"/>
      <text:p text:style-name="P1"><text:span text:style-name="T1">LogClass.java rappresenta il </text:span><text:span text:style-name="T5">m</text:span><text:span text:style-name="T3">aster </text:span><text:span text:style-name="T1">(Clever Core).</text:span></text:p>
      <text:p text:style-name="P1"><text:span text:style-name="T1">LogClass1.java rappresenta lo </text:span><text:span text:style-name="T3">slave1</text:span><text:span text:style-name="T1"> </text:span><text:bookmark-start text:name="__DdeLink__1_301570044"/><text:span text:style-name="T1">(Agent 1 di clever)</text:span><text:bookmark-end text:name="__DdeLink__1_301570044"/><text:span text:style-name="T1">.</text:span></text:p>
      <text:p text:style-name="P1"><text:span text:style-name="T1">LogClass2.java </text:span><text:bookmark-start text:name="__DdeLink__548_635482969"/><text:span text:style-name="T1">rappresenta lo </text:span><text:span text:style-name="T3">slave2</text:span><text:span text:style-name="T1"> (Agent 2 di clever).</text:span><text:bookmark-end text:name="__DdeLink__548_635482969"/></text:p>
      <text:p text:style-name="P12"><text:span text:style-name="T67">Logclass.slave/Lo</text:span><text:span text:style-name="T71">gC</text:span><text:span text:style-name="T67">lass3.java </text:span>rappresenta lo <text:span text:style-name="T2">slave</text:span><text:span text:style-name="T8">3</text:span> (Agent <text:span text:style-name="T68">3</text:span> di clever).</text:p>
      <text:p text:style-name="P12"/>
      <text:p text:style-name="P13"><text:span text:style-name="T70">All'interno</text:span> dei <text:span text:style-name="T69">4</text:span> file sopra citati, sono dichiarati dei logger che vengono riempiti opportunamente.</text:p>
      <text:p text:style-name="P13"/>
      <text:p text:style-name="P39">es</text:p>
      <table:table table:name="Table1" table:style-name="Table1">
        <table:table-column table:style-name="Table1.A"/>
        <table:table-row>
          <table:table-cell table:style-name="Table1.A1" office:value-type="string">
            <text:p text:style-name="P13">private static org.apache.log4j.Logger log0 = Logger.getLogger("com.foo");</text:p>
          </table:table-cell>
        </table:table-row>
      </table:table>
      <text:p text:style-name="P13"/>
      <table:table table:name="Table2" table:style-name="Table2">
        <table:table-column table:style-name="Table2.A"/>
        <table:table-row>
          <table:table-cell table:style-name="Table2.A1" office:value-type="string">
            <text:p text:style-name="P53">log0.trace("Trace Message! ");</text:p>
            <text:p text:style-name="P53">log0.debug("Debug Message!");</text:p>
            <text:p text:style-name="P53">log0.info("Info Message!");</text:p>
            <text:p text:style-name="P53">log0.warn("Warn Message!");</text:p>
            <text:p text:style-name="P53">log0.error("Error Message!");</text:p>
            <text:p text:style-name="P53">log0.fatal("Fatal Message! ");</text:p>
          </table:table-cell>
        </table:table-row>
      </table:table>
      <text:p text:style-name="P13"/>
      <text:p text:style-name="P13">LogClass.java è il file contenente la classe principale, gli altri <text:span text:style-name="T71">3</text:span> file contengono le omonime classi che vengono richiamate all'interno della classe principale. <text:span text:style-name="T92">In particolare LogClass.java si trova all'interno del package </text:span><text:span text:style-name="T36">logclass.slave</text:span><text:span text:style-name="T92">.</text:span></text:p>
      <text:p text:style-name="P13"/>
      <text:p text:style-name="P13">La struttura del progetto, oltre alle componenti cr<text:span text:style-name="T71">ea</text:span>te di default, ha i seguenti elementi:</text:p>
      <text:p text:style-name="P13"/>
      <text:p text:style-name="P2"><text:span text:style-name="T62">m</text:span><text:span text:style-name="T12">aster/ </text:span><text:span text:style-name="T13">rootLogger.xml</text:span></text:p>
      <text:p text:style-name="P15"><text:s text:c="13"/>appender.xml</text:p>
      <text:p text:style-name="P15"><text:s text:c="13"/>logger.xml</text:p>
      <text:p text:style-name="P15"><text:s text:c="13"/></text:p>
      <text:p text:style-name="P3"><text:span text:style-name="T12">slave1/ <text:s/></text:span><text:span text:style-name="T13">rootLogger.xml</text:span></text:p>
      <text:p text:style-name="P16"><text:s text:c="13"/>appender.xml</text:p>
      <text:p text:style-name="P16"><text:s text:c="13"/>logger.xml</text:p>
      <text:p text:style-name="P16"/>
      <text:p text:style-name="P3"><text:span text:style-name="T12">slave2/ </text:span><text:span text:style-name="T13">rootLogger.xml</text:span></text:p>
      <text:p text:style-name="P16"><text:s text:c="13"/>appender.xml</text:p>
      <text:p text:style-name="P16"><text:s text:c="13"/>logger.xml</text:p>
      <text:p text:style-name="P16"/>
      <text:p text:style-name="P24"><text:span text:style-name="T12">slave</text:span><text:span text:style-name="T71">3</text:span><text:span text:style-name="T12">/ </text:span><text:span text:style-name="T13">rootLogger.xml</text:span></text:p>
      <text:p text:style-name="P17"><text:s text:c="13"/>appender.xml</text:p>
      <text:p text:style-name="P17"><text:s text:c="13"/>logger.xml</text:p>
      <text:p text:style-name="P13"/>
      <text:p text:style-name="P10">Ipotesi</text:p>
      <text:p text:style-name="P4"><text:span text:style-name="T15">Ciascun componente software (</text:span><text:span text:style-name="T62">m</text:span><text:span text:style-name="T15">aster o slave N), per consentire un corretto svolgimento del processo di creazione </text:span><text:span text:style-name="T40">dinamico </text:span><text:span text:style-name="T15">del file di configurazione di lo</text:span><text:span text:style-name="T72">g</text:span><text:span text:style-name="T15">4j, deve avere i 3 files elencati sopra. </text:span></text:p>
      <text:p text:style-name="P18">La struttura interna ci ciascun file dovrà essere “curata” da chi ha progettato il componente. </text:p>
      <text:p text:style-name="P4"><text:span text:style-name="T15">Ciascun file è un “frammento” che sarà utilizzato per comporre </text:span><text:span text:style-name="T40">dinamicamente</text:span><text:span text:style-name="T15">, come una sorta di mosaico, il file di configurazione di log4j </text:span><text:span text:style-name="T41">del componente </text:span><text:span text:style-name="T62">m</text:span><text:span text:style-name="T41">aster</text:span><text:span text:style-name="T15">. </text:span></text:p>
      <text:p text:style-name="P18">Le regole di sintassi da seguire per costruire dei frammenti adeguati sono quelle della documentazione di log4j. </text:p>
      <text:p text:style-name="P18"><text:soft-page-break/></text:p>
      <text:p text:style-name="P9"><text:span text:style-name="T15">Brevemente</text:span><text:span text:style-name="T15">:</text:span></text:p>
      <text:p text:style-name="P4"><text:span text:style-name="T72">Per</text:span><text:span text:style-name="T15"> ciascun <text:s/>frammento appender (appender.xml), ogni tag </text:span><text:span text:style-name="T33">&lt;appender&gt;</text:span><text:span text:style-name="T15"> deve avere un </text:span><text:span text:style-name="T17">n</text:span><text:span text:style-name="T18">a</text:span><text:span text:style-name="T17">me</text:span><text:span text:style-name="T15"> univoco all'interno del file, e in </text:span><text:span text:style-name="T16">una visione</text:span><text:span text:style-name="T15"> più ampi</text:span><text:span text:style-name="T16">a</text:span><text:span text:style-name="T15">, all'interno di più frammenti </text:span><text:span text:style-name="T22">(cioè più file appender.xml),</text:span><text:span text:style-name="T15"> per più componenti software. </text:span><text:span text:style-name="T16">(questo significa che dovrà essere un nome “ragionato”)</text:span></text:p>
      <text:p text:style-name="P5"><text:span text:style-name="T16">Il </text:span><text:span text:style-name="T42">valore del </text:span><text:span text:style-name="T16">campo </text:span><text:span text:style-name="T18">value</text:span><text:span text:style-name="T16">, all'interno del tag </text:span><text:span text:style-name="T32">&lt;param&gt;</text:span><text:span text:style-name="T16"> di </text:span><text:span text:style-name="T42">ciascun </text:span><text:span text:style-name="T32">&lt;appender&gt;</text:span><text:span text:style-name="T16"> deve contenere il percorso interno al progetto </text:span><text:span text:style-name="T62">m</text:span><text:span text:style-name="T16">aster dove risiede l'albero di directory atte a contenere </text:span><text:span text:style-name="T24">i</text:span><text:span text:style-name="T16"> file di log.</text:span></text:p>
      <text:p text:style-name="P19">(<text:span text:style-name="T72">in questo cas </text:span>/<text:span text:style-name="T72">LOGS</text:span>)</text:p>
      <text:p text:style-name="P14"/>
      <text:p text:style-name="P20">es.</text:p>
      <table:table table:name="Table3" table:style-name="Table3">
        <table:table-column table:style-name="Table3.A"/>
        <table:table-row>
          <table:table-cell table:style-name="Table3.A1" office:value-type="string">
            <text:p text:style-name="P45"><text:span text:style-name="T16">&lt;appender name="</text:span><text:span text:style-name="T18">FILE</text:span><text:span text:style-name="T16">" class="org.apache.log4j.FileAppender"&gt;</text:span></text:p>
            <text:p text:style-name="P45"><text:span text:style-name="T16"><text:s text:c="3"/>&lt;param name="file" value="</text:span><text:span text:style-name="T21">LOGS/</text:span><text:span text:style-name="T18">logclass1_output/SOLO_INFO.txt</text:span><text:span text:style-name="T16">"/&gt;</text:span></text:p>
            <text:p text:style-name="P48"><text:s text:c="3"/>&lt;layout class="org.apache.log4j.PatternLayout" &gt;</text:p>
            <text:p text:style-name="P48"><text:s text:c="8"/>&lt;param name="ConversionPattern" value="%5p [%t] (%F:%L) - %m%n"/&gt; <text:s text:c="4"/></text:p>
            <text:p text:style-name="P48"><text:s text:c="3"/>&lt;/layout&gt;</text:p>
            <text:p text:style-name="P48"><text:s text:c="3"/>&lt;filter class="org.apache.log4j.varia.LevelMatchFilter"&gt;</text:p>
            <text:p text:style-name="P48"><text:s text:c="6"/>&lt;param name="LevelToMatch" value="INFO" /&gt;</text:p>
            <text:p text:style-name="P48"><text:s text:c="6"/>&lt;param name="AcceptOnMatch" value="true" /&gt;</text:p>
            <text:p text:style-name="P48"><text:s text:c="4"/>&lt;/filter&gt;</text:p>
            <text:p text:style-name="P48"><text:s text:c="4"/>&lt;filter class="org.apache.log4j.varia.DenyAllFilter" /&gt; </text:p>
            <text:p text:style-name="P48">&lt;/appender&gt;</text:p>
            <text:p text:style-name="P48">..................................</text:p>
          </table:table-cell>
        </table:table-row>
      </table:table>
      <text:p text:style-name="P21"/>
      <text:p text:style-name="P13"/>
      <text:p text:style-name="P7"><text:span text:style-name="T47">Bisogna assicurarsi che i</text:span><text:span text:style-name="T48">n ogni </text:span><text:span text:style-name="T49">frammento </text:span><text:span text:style-name="T48">l</text:span><text:span text:style-name="T45">ogger.xml, </text:span><text:span text:style-name="T48">tutti </text:span><text:span text:style-name="T46">gli </text:span><text:span text:style-name="T35">&lt;appender-ref&gt; </text:span><text:span text:style-name="T48">presenti all'interno d</text:span><text:span text:style-name="T47">ei</text:span><text:span text:style-name="T49"> tag </text:span><text:span text:style-name="T34">&lt;logger&gt; </text:span><text:span text:style-name="T47">si riferiscano</text:span><text:span text:style-name="T46"> ad</text:span><text:span text:style-name="T45"> un</text:span><text:span text:style-name="T48"> </text:span><text:span text:style-name="T45">valore di</text:span><text:span text:style-name="T22"> </text:span><text:span text:style-name="T19">ref</text:span><text:span text:style-name="T73"> </text:span><text:span text:style-name="T23">che </text:span><text:span text:style-name="T74">corrisponde</text:span><text:span text:style-name="T23"> ad un appender </text:span><text:span text:style-name="T4">esistente </text:span><text:span text:style-name="T26">sul proprio frammento appender.xml </text:span><text:span text:style-name="T28">di riferimento</text:span><text:span text:style-name="T27">.</text:span></text:p>
      <text:p text:style-name="P13"/>
      <text:p text:style-name="P22">es.</text:p>
      <table:table table:name="Table4" table:style-name="Table4">
        <table:table-column table:style-name="Table4.A"/>
        <table:table-row>
          <table:table-cell table:style-name="Table4.A1" office:value-type="string">
            <text:p text:style-name="P49">&lt;logger name="pippo" additivity="false"&gt;</text:p>
            <text:p text:style-name="P49"><text:s text:c="8"/>&lt;level value="debug" /&gt;</text:p>
            <text:p text:style-name="P46"><text:span text:style-name="T22"><text:s text:c="8"/>&lt;appender-ref ref="</text:span><text:span text:style-name="T19">FILE</text:span><text:span text:style-name="T22">" /&gt;</text:span></text:p>
            <text:p text:style-name="P50"><text:s text:c="8"/>…...........................................</text:p>
            <text:p text:style-name="P47"><text:span text:style-name="T22"><text:s text:c="8"/>&lt;appender-ref ref="FILE</text:span><text:span text:style-name="T37">n</text:span><text:span text:style-name="T22">" /&gt;</text:span></text:p>
            <text:p text:style-name="P51">&lt;/logger&gt;</text:p>
            <text:p text:style-name="P51">…............................</text:p>
          </table:table-cell>
        </table:table-row>
      </table:table>
      <text:p text:style-name="P13"/>
      <text:p text:style-name="P13"/>
      <text:p text:style-name="P6"><text:span text:style-name="T43">P</text:span><text:span text:style-name="T25">er </text:span><text:span text:style-name="T43">ciascun </text:span><text:span text:style-name="T35">&lt;appender-ref&gt;</text:span><text:span text:style-name="T44"> </text:span><text:span text:style-name="T50">presente sul frammento rootLogger.xml, </text:span><text:span text:style-name="T52">bisogna </text:span><text:span text:style-name="T51">assicurarsi che</text:span><text:span text:style-name="T44"> </text:span><text:span text:style-name="T23">vi sia come valore un appender </text:span><text:span text:style-name="T4">esistente</text:span><text:span text:style-name="T23"> sul proprio frammento appender.xml. </text:span></text:p>
      <text:p text:style-name="P6"><text:span text:style-name="T23">L'elenco degli</text:span><text:span text:style-name="T39"> </text:span><text:span text:style-name="T35">&lt;appender-ref&gt;</text:span><text:span text:style-name="T38"> </text:span><text:span text:style-name="T53">deve </text:span><text:span text:style-name="T54">contenere una entry per ogni appender presente</text:span><text:span text:style-name="T38"> sul proprio frammento appender.xml</text:span></text:p>
      <text:p text:style-name="P23"/>
      <text:p text:style-name="P22">es.</text:p>
      <table:table table:name="Table5" table:style-name="Table5">
        <table:table-column table:style-name="Table5.A"/>
        <table:table-row>
          <table:table-cell table:style-name="Table5.A1" office:value-type="string">
            <text:p text:style-name="P52"><text:span text:style-name="T38">&lt;appender-ref ref="</text:span><text:span text:style-name="T20">FILE</text:span><text:span text:style-name="T38">"/&gt;</text:span></text:p>
            <text:p text:style-name="P54">…..........................................</text:p>
            <text:p text:style-name="P54">&lt;appender-ref ref="FILEn"/&gt;</text:p>
          </table:table-cell>
        </table:table-row>
      </table:table>
      <text:p text:style-name="P13"/>
      <text:p text:style-name="P13"/>
      <text:p text:style-name="P13"/>
      <text:p text:style-name="P14"><text:soft-page-break/></text:p>
      <text:p text:style-name="P57"><text:span text:style-name="T14">Il processo di creazione del file di configurazione </text:span><text:span text:style-name="T55">è contenuto nella routine </text:span><text:span text:style-name="T9">creaFileConfigurazioneLog() </text:span><text:span text:style-name="T55"><text:s/>che</text:span><text:span text:style-name="T14"> parte all'avvio del <text:s/></text:span><text:span text:style-name="T55">pilota contenuto in Logclass.java</text:span><text:span text:style-name="T14">.</text:span></text:p>
      <text:p text:style-name="P58"><text:span text:style-name="T93">Questa routine è stata pensata per essere richiamata agilmente durante il run time.</text:span></text:p>
      <text:p text:style-name="P58"><text:span text:style-name="T93">Nel pilota viene richiamata una seconda volta, dopo la prima in fase di avvio, per simulare l'aggiunta di un uno agent.</text:span></text:p>
      <text:p text:style-name="P25"/>
      <text:p text:style-name="P8"><text:span text:style-name="T86">Dentro questa routine,</text:span><text:span text:style-name="T56"> per prima cosa, dati in input un vettore di path, dove ogni path si riferisce ad una directory di un dato componente software che si vuole </text:span><text:span text:style-name="T75">f</text:span><text:span text:style-name="T56">ar partecipare al processo dicomposizione del file di configurazione di log4j, viene eseguito un controllo preliminare su ciascun path, in modo da verificare l'esistenza di tutti </text:span><text:span text:style-name="T57">e i</text:span><text:span text:style-name="T56"> file necessari per il processo di composizione. Non viene effettuato nessun controllo sul contenuto dei 3 file xml richiesti, la responsabilità sulla loro composizione è lasciata </text:span><text:span text:style-name="T57">a </text:span><text:span text:style-name="T56">ha chi ha scritto il componenete software. Ogni path il cui controllo abbia dato esito positivo viene posto all'interno di un nuovo vettore di path che verrà da qui in poi considerato come input di riferimento. I path che non hanno dato esito positivo vengono di conseguenza esclusi e a video appare un messaggio di errore che segnala il path escluso e il/i file mancanti.</text:span></text:p>
      <text:p text:style-name="P26">Una volta ottenuto un vettore di path regolari, questo viene usato in input per il processo di creazione vero e proprio.</text:p>
      <text:p text:style-name="P70"/>
      <text:p text:style-name="P71"><text:span text:style-name="T65">I seguenti metodi sono implementati in modo modulare all'interno di </text:span><text:span text:style-name="T7">componiConfLog()</text:span><text:span text:style-name="T65">:</text:span></text:p>
      <text:p text:style-name="P72"/>
      <text:p text:style-name="P8"><text:bookmark-start text:name="__DdeLink__703_2119205987"/><text:span text:style-name="T87">String</text:span><text:bookmark-end text:name="__DdeLink__703_2119205987"/><text:span text:style-name="T87"> </text:span><text:span text:style-name="T66">Appenders</text:span><text:span text:style-name="T63">&lt;-</text:span><text:span text:style-name="T61"> </text:span><text:span text:style-name="T6">componiAppConf</text:span><text:span text:style-name="T58">(</text:span><text:bookmark-start text:name="__DdeLink__725_814893355"/><text:bookmark-start text:name="__DdeLink__512_1664577522"/><text:span text:style-name="T64">vettore comp</text:span><text:bookmark-end text:name="__DdeLink__512_1664577522"/><text:span text:style-name="T97">onenti software validati</text:span><text:bookmark-end text:name="__DdeLink__725_814893355"/><text:span text:style-name="T58">); //</text:span><text:span text:style-name="T60">processo che unisce tutti gli appender.xml</text:span></text:p>
      <text:p text:style-name="P60"><text:span text:style-name="T87">String </text:span><text:span text:style-name="T66">Loggers</text:span><text:span text:style-name="T63">&lt;-</text:span><text:span text:style-name="T61"> </text:span><text:span text:style-name="T6">componiLogConf</text:span><text:span text:style-name="T58">(</text:span><text:bookmark-start text:name="__DdeLink__512_16645775221"/><text:span text:style-name="T64">vettore comp</text:span><text:bookmark-end text:name="__DdeLink__512_16645775221"/><text:span text:style-name="T97">onenti software validati</text:span><text:span text:style-name="T58">);//</text:span><text:span text:style-name="T60">processo che unisce tutti </text:span><text:span text:style-name="T88">i</text:span><text:span text:style-name="T60"> logger.xml</text:span></text:p>
      <text:p text:style-name="P60"><text:span text:style-name="T87">String rootLogger</text:span><text:span text:style-name="T63">&lt;- </text:span><text:span text:style-name="T6">componirootLogConf</text:span><text:span text:style-name="T59">(</text:span><text:bookmark-start text:name="__DdeLink__512_16645775222"/><text:span text:style-name="T64">vettore comp</text:span><text:bookmark-end text:name="__DdeLink__512_16645775222"/><text:span text:style-name="T97">onenti software validati</text:span><text:span text:style-name="T59">);//</text:span><text:span text:style-name="T60">processo che u</text:span><text:span text:style-name="T89">n</text:span><text:span text:style-name="T60">isce tutti </text:span><text:span text:style-name="T89">i</text:span><text:span text:style-name="T60"> rootLogger.xml</text:span></text:p>
      <text:p text:style-name="P73"/>
      <text:p text:style-name="P66"><text:span text:style-name="T87">più ulteriori stringhe interne contenenti la testa e coda del file </text:span><text:span text:style-name="T90">diconfigurazione finale</text:span><text:span text:style-name="T87"> e la testa e coda d</text:span><text:span text:style-name="T90">el frammento</text:span><text:span text:style-name="T87"> rootLogger.</text:span></text:p>
      <text:p text:style-name="P67"/>
      <text:p text:style-name="P68"><text:span text:style-name="T76">Tutte le stringhe interessate </text:span><text:span text:style-name="T91">vengono</text:span><text:span text:style-name="T76"> sommate opportunamente in modo da avere l'intero file di configurazione di log all'interno di una stringa. Questa stringa viene salvata sulla locazione che si è deciso deve essere occupata dal file di configurazionei </text:span><text:span text:style-name="T96">i</text:span><text:span text:style-name="T76">n questione </text:span><text:span text:style-name="T91">(log4jConfigFile)</text:span><text:span text:style-name="T76">, successivamente viene passato questo file al metodo </text:span><text:span text:style-name="T10">DOMConfigurator.configure() </text:span><text:span text:style-name="T29">che si occupa di avviare il logging con log4j.</text:span></text:p>
      <text:p text:style-name="P69"><text:span text:style-name="T30">Quando si aggiorna il file di configurazione a run time, bisogna resettare la configurazione </text:span><text:span text:style-name="T31">attiva</text:span><text:span text:style-name="T30"> in log4j col seguente comando </text:span><text:span text:style-name="T11">LogManager.resetConfiguration()</text:span><text:span text:style-name="T30"> </text:span><text:span text:style-name="T31">e poi ricaricare il nuovo file con la funzione </text:span><text:span text:style-name="T10">DOMConfigurator.configure()</text:span><text:span text:style-name="T29">.</text:span></text:p>
      <text:p text:style-name="P74">Per esigenze operative, prima di uscire dall'esecuzione a run time il file di configurazione viene cancellato (in coda al main).</text:p>
      <text:p text:style-name="P40"/>
      <text:p text:style-name="P27"><text:s/><text:span text:style-name="T77">Vengono creati i sengueti file di log:</text:span></text:p>
      <text:p text:style-name="P41"/>
      <text:p text:style-name="P28"><text:span text:style-name="T77">/LOGS/logclass_output/</text:span><text:span text:style-name="T79">DEBUG.txt</text:span></text:p>
      <text:p text:style-name="P32"><text:s text:c="38"/>/SOLO_INFO.txt</text:p>
      <text:p text:style-name="P30"><text:span text:style-name="T78"><text:s text:c="38"/>/Threshold_ERROR_log.</text:span><text:span text:style-name="T84">txt</text:span></text:p>
      <text:p text:style-name="P43"/>
      <text:p text:style-name="P29"><text:span text:style-name="T77"><text:s text:c="13"/>logclass1_output</text:span><text:span text:style-name="T80">DEBUG.txt</text:span></text:p>
      <text:p text:style-name="P35"><text:s text:c="38"/>/SOLO_INFO.txt</text:p>
      <text:p text:style-name="P33"><text:span text:style-name="T78"><text:s text:c="38"/>/Threshold_ERROR_log.</text:span><text:span text:style-name="T84">txt</text:span></text:p>
      <text:p text:style-name="P43"><text:soft-page-break/></text:p>
      <text:p text:style-name="P29"><text:span text:style-name="T77"><text:s text:c="13"/>logclass2_output</text:span><text:span text:style-name="T81">/</text:span><text:span text:style-name="T82">DEBUG.txt</text:span></text:p>
      <text:p text:style-name="P38"><text:s text:c="38"/>/SOLO_INFO.txt</text:p>
      <text:p text:style-name="P36"><text:span text:style-name="T78"><text:s text:c="38"/>/Threshold_ERROR_log</text:span><text:span text:style-name="T77">.</text:span><text:span text:style-name="T84">txt</text:span></text:p>
      <text:p text:style-name="P64"><text:span text:style-name="T77"/></text:p>
      <text:p text:style-name="P64"><text:span text:style-name="T77">logclass</text:span><text:span text:style-name="T94">3</text:span><text:span text:style-name="T77">_output</text:span><text:span text:style-name="T81">/</text:span><text:span text:style-name="T95">DEBUG.txt</text:span></text:p>
      <text:p text:style-name="P63"><text:s text:c="27"/>/SOLO_<text:span text:style-name="T95">INFO.txt</text:span></text:p>
      <text:p text:style-name="P62"><text:span text:style-name="T78"><text:s text:c="27"/></text:span><text:span text:style-name="T95">/Threshold_ERROR_log.txt</text:span></text:p>
      <text:p text:style-name="P36"><text:span text:style-name="T84"/></text:p>
      <text:p text:style-name="P42"/>
      <text:p text:style-name="P42"/>
      <text:p text:style-name="P44">Le seguenti classi/componenti software scrivono sui file appena elencati</text:p>
      <text:p text:style-name="P65"><text:bookmark-start text:name="__DdeLink__553_635482969"/><text:span text:style-name="T83">LogClass3</text:span><text:bookmark-end text:name="__DdeLink__553_635482969"/></text:p>
      <text:p text:style-name="P37"><text:span text:style-name="T83">LogClass2 </text:span></text:p>
      <text:p text:style-name="P31">LogClass</text:p>
      <text:p text:style-name="P34">LogClass<text:span text:style-name="T8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1:45:30</meta:creation-date>
    <dc:date>2014-01-24T12:19:05</dc:date>
    <meta:editing-duration>PT5H59M46S</meta:editing-duration>
    <meta:editing-cycles>81</meta:editing-cycles>
    <meta:generator>LibreOffice/4.0.2.2$Linux_x86 LibreOffice_project/400m0$Build-2</meta:generator>
    <meta:document-statistic meta:table-count="5" meta:image-count="0" meta:object-count="0" meta:page-count="4" meta:paragraph-count="97" meta:word-count="853" meta:character-count="7160" meta:non-whitespace-character-count="5889"/>
  </office:meta>
</office:document-meta>
</file>